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828" officeooo:paragraph-rsid="00174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--version</text:p>
      <text:p text:style-name="Standard">git config —list</text:p>
      <text:p text:style-name="Standard">git config --global user.name</text:p>
      <text:p text:style-name="Standard">git config --global user.emai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4:10:23.354429398</meta:creation-date>
    <dc:date>2022-12-18T14:21:07.904986752</dc:date>
    <meta:editing-duration>PT34S</meta:editing-duration>
    <meta:editing-cycles>1</meta:editing-cycles>
    <meta:document-statistic meta:table-count="0" meta:image-count="0" meta:object-count="0" meta:page-count="1" meta:paragraph-count="4" meta:word-count="16" meta:character-count="88" meta:non-whitespace-character-count="79"/>
    <meta:generator>LibreOffice/7.3.7.2$Linux_X86_64 LibreOffice_project/30$Build-2</meta:generator>
  </office:meta>
</office:document-meta>
</file>